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fo:break-before="page" table:align="margins" style:shadow="none"/>
    </style:style>
    <style:style style:name="Table1.A" style:family="table-column">
      <style:table-column-properties style:column-width="8.5cm" style:rel-column-width="4819*"/>
    </style:style>
    <style:style style:name="Table1.A1" style:family="table-cell">
      <style:table-cell-properties fo:background-color="#000000" fo:padding="0.097cm" fo:border="5pt solid #ffffff">
        <style:background-image/>
      </style:table-cell-properties>
    </style:style>
    <style:style style:name="Table1.A2" style:family="table-cell">
      <style:table-cell-properties fo:background-color="#000000" fo:padding="0.097cm" fo:border-left="5pt solid #ffffff" fo:border-right="none" fo:border-top="none" fo:border-bottom="5pt solid #ffffff">
        <style:background-image/>
      </style:table-cell-properties>
    </style:style>
    <style:style style:name="Table1.B2" style:family="table-cell">
      <style:table-cell-properties fo:background-color="#000000" fo:padding="0.097cm" fo:border-left="5pt solid #ffffff" fo:border-right="5pt solid #ffffff" fo:border-top="none" fo:border-bottom="5pt solid #ffffff">
        <style:background-image/>
      </style:table-cell-properties>
    </style:style>
    <style:style style:name="Table2" style:family="table">
      <style:table-properties style:width="17cm" fo:break-before="page" table:align="margins" style:shadow="none"/>
    </style:style>
    <style:style style:name="Table2.A" style:family="table-column">
      <style:table-column-properties style:column-width="8.5cm" style:rel-column-width="4819*"/>
    </style:style>
    <style:style style:name="Table2.A1" style:family="table-cell">
      <style:table-cell-properties fo:background-color="#000000" fo:padding="0.097cm" fo:border="5pt solid #ffffff">
        <style:background-image/>
      </style:table-cell-properties>
    </style:style>
    <style:style style:name="Table2.A2" style:family="table-cell">
      <style:table-cell-properties fo:background-color="#000000" fo:padding="0.097cm" fo:border-left="5pt solid #ffffff" fo:border-right="none" fo:border-top="none" fo:border-bottom="5pt solid #ffffff">
        <style:background-image/>
      </style:table-cell-properties>
    </style:style>
    <style:style style:name="Table2.B2" style:family="table-cell">
      <style:table-cell-properties fo:background-color="#000000" fo:padding="0.097cm" fo:border-left="5pt solid #ffffff" fo:border-right="5pt solid #ffffff" fo:border-top="none" fo:border-bottom="5pt solid #ffffff">
        <style:background-image/>
      </style:table-cell-properties>
    </style:style>
    <style:style style:name="Table3" style:family="table">
      <style:table-properties style:width="17cm" fo:break-before="page" table:align="margins" style:shadow="none"/>
    </style:style>
    <style:style style:name="Table3.A" style:family="table-column">
      <style:table-column-properties style:column-width="8.5cm" style:rel-column-width="4819*"/>
    </style:style>
    <style:style style:name="Table3.A1" style:family="table-cell">
      <style:table-cell-properties fo:background-color="#000000" fo:padding="0.097cm" fo:border="5pt solid #ffffff">
        <style:background-image/>
      </style:table-cell-properties>
    </style:style>
    <style:style style:name="Table3.A2" style:family="table-cell">
      <style:table-cell-properties fo:background-color="#000000" fo:padding="0.097cm" fo:border-left="5pt solid #ffffff" fo:border-right="none" fo:border-top="none" fo:border-bottom="5pt solid #ffffff">
        <style:background-image/>
      </style:table-cell-properties>
    </style:style>
    <style:style style:name="Table3.B2" style:family="table-cell">
      <style:table-cell-properties fo:background-color="#000000" fo:padding="0.097cm" fo:border-left="5pt solid #ffffff" fo:border-right="5pt solid #ffffff" fo:border-top="none" fo:border-bottom="5pt solid #ffffff">
        <style:background-image/>
      </style:table-cell-properties>
    </style:style>
    <style:style style:name="Table4" style:family="table">
      <style:table-properties style:width="17cm" fo:break-before="page" table:align="margins" style:shadow="none"/>
    </style:style>
    <style:style style:name="Table4.A" style:family="table-column">
      <style:table-column-properties style:column-width="8.5cm" style:rel-column-width="4819*"/>
    </style:style>
    <style:style style:name="Table4.A1" style:family="table-cell">
      <style:table-cell-properties fo:background-color="#000000" fo:padding="0.097cm" fo:border="5pt solid #ffffff">
        <style:background-image/>
      </style:table-cell-properties>
    </style:style>
    <style:style style:name="Table4.A2" style:family="table-cell">
      <style:table-cell-properties fo:background-color="#000000" fo:padding="0.097cm" fo:border-left="5pt solid #ffffff" fo:border-right="none" fo:border-top="none" fo:border-bottom="5pt solid #ffffff">
        <style:background-image/>
      </style:table-cell-properties>
    </style:style>
    <style:style style:name="Table4.B2" style:family="table-cell">
      <style:table-cell-properties fo:background-color="#000000" fo:padding="0.097cm" fo:border-left="5pt solid #ffffff" fo:border-right="5pt solid #ffffff" fo:border-top="none" fo:border-bottom="5pt solid #ffffff">
        <style:background-image/>
      </style:table-cell-properties>
    </style:style>
    <style:style style:name="Table5" style:family="table">
      <style:table-properties style:width="17cm" fo:break-before="page" table:align="margins" style:shadow="none"/>
    </style:style>
    <style:style style:name="Table5.A" style:family="table-column">
      <style:table-column-properties style:column-width="8.5cm" style:rel-column-width="4819*"/>
    </style:style>
    <style:style style:name="Table5.A1" style:family="table-cell">
      <style:table-cell-properties fo:background-color="#000000" fo:padding="0.097cm" fo:border="5pt solid #ffffff">
        <style:background-image/>
      </style:table-cell-properties>
    </style:style>
    <style:style style:name="Table5.A2" style:family="table-cell">
      <style:table-cell-properties fo:background-color="#000000" fo:padding="0.097cm" fo:border-left="5pt solid #ffffff" fo:border-right="none" fo:border-top="none" fo:border-bottom="5pt solid #ffffff">
        <style:background-image/>
      </style:table-cell-properties>
    </style:style>
    <style:style style:name="Table5.B2" style:family="table-cell">
      <style:table-cell-properties fo:background-color="#000000" fo:padding="0.097cm" fo:border-left="5pt solid #ffffff" fo:border-right="5pt solid #ffffff" fo:border-top="none" fo:border-bottom="5pt solid #ffffff">
        <style:background-image/>
      </style:table-cell-properties>
    </style:style>
    <style:style style:name="Table6" style:family="table">
      <style:table-properties style:width="17cm" fo:break-before="page" table:align="margins" style:shadow="none"/>
    </style:style>
    <style:style style:name="Table6.A" style:family="table-column">
      <style:table-column-properties style:column-width="8.5cm" style:rel-column-width="4819*"/>
    </style:style>
    <style:style style:name="Table6.A1" style:family="table-cell">
      <style:table-cell-properties fo:background-color="#000000" fo:padding="0.097cm" fo:border="5pt solid #ffffff">
        <style:background-image/>
      </style:table-cell-properties>
    </style:style>
    <style:style style:name="Table6.A2" style:family="table-cell">
      <style:table-cell-properties fo:background-color="#000000" fo:padding="0.097cm" fo:border-left="5pt solid #ffffff" fo:border-right="none" fo:border-top="none" fo:border-bottom="5pt solid #ffffff">
        <style:background-image/>
      </style:table-cell-properties>
    </style:style>
    <style:style style:name="Table6.B2" style:family="table-cell">
      <style:table-cell-properties fo:background-color="#000000" fo:padding="0.097cm" fo:border-left="5pt solid #ffffff" fo:border-right="5pt solid #ffffff" fo:border-top="none" fo:border-bottom="5pt solid #ffffff">
        <style:background-image/>
      </style:table-cell-properties>
    </style:style>
    <style:style style:name="P1" style:family="paragraph" style:parent-style-name="Table_20_Contents">
      <loext:graphic-properties draw:fill="none"/>
      <style:paragraph-properties fo:margin-left="-0.101cm" fo:margin-right="0cm" fo:text-indent="0cm" style:auto-text-indent="false" fo:background-color="transparent"/>
      <style:text-properties fo:color="#ffffff" style:font-name="DejaVu Sans" fo:font-size="44pt" fo:font-weight="bold" officeooo:rsid="000fe1ba" officeooo:paragraph-rsid="000fe1ba" fo:background-color="#000000" style:font-size-asian="44pt" style:font-weight-asian="bold" style:font-size-complex="44pt" style:font-weight-complex="bold"/>
    </style:style>
    <style:style style:name="P2" style:family="paragraph" style:parent-style-name="Table_20_Contents">
      <loext:graphic-properties draw:fill="none"/>
      <style:paragraph-properties fo:margin-left="-0.101cm" fo:margin-right="0cm" fo:text-align="center" style:justify-single-word="false" fo:text-indent="0cm" style:auto-text-indent="false" fo:background-color="transparent"/>
      <style:text-properties fo:color="#ffffff" style:font-name="DejaVu Sans" fo:font-size="44pt" fo:font-weight="bold" officeooo:rsid="000fe1ba" officeooo:paragraph-rsid="000fe1ba" fo:background-color="#000000" style:font-size-asian="44pt" style:font-weight-asian="bold" style:font-size-complex="44pt" style:font-weight-complex="bold"/>
    </style:style>
    <style:style style:name="P3" style:family="paragraph" style:parent-style-name="Table_20_Contents">
      <loext:graphic-properties draw:fill="none"/>
      <style:paragraph-properties fo:margin-left="-0.101cm" fo:margin-right="0cm" fo:text-align="center" style:justify-single-word="false" fo:text-indent="0cm" style:auto-text-indent="false" fo:background-color="transparent"/>
      <style:text-properties fo:color="#ffffff" style:font-name="DejaVu Sans" fo:font-size="44pt" fo:font-weight="bold" officeooo:rsid="0010e701" officeooo:paragraph-rsid="0010e701" fo:background-color="#000000" style:font-size-asian="44pt" style:font-weight-asian="bold" style:font-size-complex="44pt" style:font-weight-complex="bold"/>
    </style:style>
    <style:style style:name="P4" style:family="paragraph" style:parent-style-name="Standard" style:master-page-name="">
      <loext:graphic-properties draw:fill="none"/>
      <style:paragraph-properties fo:margin-left="-0.101cm" fo:margin-right="0cm" fo:text-indent="0cm" style:auto-text-indent="false" style:page-number="auto" fo:background-color="transparent"/>
      <style:text-properties style:font-name="DejaVu Sans" fo:font-size="26pt" officeooo:paragraph-rsid="00115569" style:font-size-asian="26pt" style:font-size-complex="26pt"/>
    </style:style>
    <style:style style:name="P5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26pt" style:font-size-asian="26pt" style:font-size-complex="26pt"/>
    </style:style>
    <style:style style:name="P6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26pt" fo:font-weight="bold" officeooo:rsid="000cfc00" officeooo:paragraph-rsid="000cfc00" style:font-size-asian="26pt" style:font-weight-asian="bold" style:font-size-complex="26pt" style:font-weight-complex="bold"/>
    </style:style>
    <style:style style:name="P7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26pt" fo:font-weight="bold" officeooo:rsid="000cfc00" officeooo:paragraph-rsid="000fe1ba" style:font-size-asian="26pt" style:font-weight-asian="bold" style:font-size-complex="26pt" style:font-weight-complex="bold"/>
    </style:style>
    <style:style style:name="P8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26pt" fo:font-weight="bold" officeooo:rsid="000fe1ba" officeooo:paragraph-rsid="000fe1ba" style:font-size-asian="26pt" style:font-weight-asian="bold" style:font-size-complex="26pt" style:font-weight-complex="bold"/>
    </style:style>
    <style:style style:name="P9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26pt" fo:font-weight="bold" officeooo:rsid="000fe1ba" officeooo:paragraph-rsid="0010e701" style:font-size-asian="26pt" style:font-weight-asian="bold" style:font-size-complex="26pt" style:font-weight-complex="bold"/>
    </style:style>
    <style:style style:name="P10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26pt" fo:font-weight="bold" officeooo:rsid="001b0231" officeooo:paragraph-rsid="001b0231" style:font-size-asian="26pt" style:font-weight-asian="bold" style:font-size-complex="26pt" style:font-weight-complex="bold"/>
    </style:style>
    <style:style style:name="P11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26pt" fo:font-weight="bold" officeooo:rsid="001c2d82" officeooo:paragraph-rsid="001c2d82" style:font-size-asian="26pt" style:font-weight-asian="bold" style:font-size-complex="26pt" style:font-weight-complex="bold"/>
    </style:style>
    <style:style style:name="P12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26pt" fo:font-style="italic" fo:font-weight="bold" officeooo:rsid="000fe1ba" officeooo:paragraph-rsid="000fe1ba" style:font-size-asian="26pt" style:font-style-asian="italic" style:font-weight-asian="bold" style:font-size-complex="26pt" style:font-style-complex="italic" style:font-weight-complex="bold"/>
    </style:style>
    <style:style style:name="P13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26pt" fo:font-weight="normal" officeooo:rsid="000cfc00" officeooo:paragraph-rsid="000cfc00" style:font-size-asian="26pt" style:font-weight-asian="normal" style:font-size-complex="26pt" style:font-weight-complex="normal"/>
    </style:style>
    <style:style style:name="P14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26pt" fo:font-weight="normal" officeooo:rsid="000cfc00" officeooo:paragraph-rsid="000fe1ba" style:font-size-asian="26pt" style:font-weight-asian="normal" style:font-size-complex="26pt" style:font-weight-complex="normal"/>
    </style:style>
    <style:style style:name="P15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26pt" fo:font-weight="normal" officeooo:rsid="000fe1ba" officeooo:paragraph-rsid="000fe1ba" style:font-size-asian="26pt" style:font-weight-asian="normal" style:font-size-complex="26pt" style:font-weight-complex="normal"/>
    </style:style>
    <style:style style:name="P16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26pt" fo:font-weight="normal" officeooo:rsid="000fe1ba" officeooo:paragraph-rsid="0010e701" style:font-size-asian="26pt" style:font-weight-asian="normal" style:font-size-complex="26pt" style:font-weight-complex="normal"/>
    </style:style>
    <style:style style:name="P17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26pt" fo:font-weight="normal" officeooo:rsid="0014a824" officeooo:paragraph-rsid="0014a824" style:font-size-asian="26pt" style:font-weight-asian="normal" style:font-size-complex="26pt" style:font-weight-complex="normal"/>
    </style:style>
    <style:style style:name="P18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16pt" fo:font-weight="normal" officeooo:rsid="000fe1ba" officeooo:paragraph-rsid="0010e701" style:font-size-asian="16pt" style:font-weight-asian="normal" style:font-size-complex="16pt" style:font-weight-complex="normal"/>
    </style:style>
    <style:style style:name="P19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18pt" fo:font-weight="normal" officeooo:rsid="000fe1ba" officeooo:paragraph-rsid="0010e701" style:font-size-asian="18pt" style:font-weight-asian="normal" style:font-size-complex="18pt" style:font-weight-complex="normal"/>
    </style:style>
    <style:style style:name="P20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18pt" fo:font-weight="normal" officeooo:rsid="000cfc00" officeooo:paragraph-rsid="000fe1ba" style:font-size-asian="18pt" style:font-weight-asian="normal" style:font-size-complex="18pt" style:font-weight-complex="normal"/>
    </style:style>
    <style:style style:name="P21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18pt" fo:font-weight="normal" officeooo:rsid="0010e701" officeooo:paragraph-rsid="0010e701" style:font-size-asian="18pt" style:font-weight-asian="normal" style:font-size-complex="18pt" style:font-weight-complex="normal"/>
    </style:style>
    <style:style style:name="P22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22pt" fo:font-weight="normal" officeooo:rsid="000cfc00" officeooo:paragraph-rsid="000cfc00" style:font-size-asian="22pt" style:font-weight-asian="normal" style:font-size-complex="22pt" style:font-weight-complex="normal"/>
    </style:style>
    <style:style style:name="P23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22pt" fo:font-weight="normal" officeooo:rsid="0014a824" officeooo:paragraph-rsid="0014a824" style:font-size-asian="22pt" style:font-weight-asian="normal" style:font-size-complex="22pt" style:font-weight-complex="normal"/>
    </style:style>
    <style:style style:name="P24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12pt" fo:font-weight="normal" officeooo:rsid="000cfc00" officeooo:paragraph-rsid="000fe1ba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12pt" fo:font-weight="normal" officeooo:rsid="000cfc00" officeooo:paragraph-rsid="001c2d82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12pt" fo:font-weight="normal" officeooo:rsid="001c2d82" officeooo:paragraph-rsid="001c2d82" style:font-size-asian="12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style:font-name="DejaVu Sans" fo:font-size="12pt" fo:font-style="italic" fo:font-weight="normal" officeooo:rsid="001c2d82" officeooo:paragraph-rsid="001c2d82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fo:color="#ffffff" style:font-name="DejaVu Sans" fo:font-size="44pt" fo:font-weight="bold" officeooo:rsid="000cfc00" officeooo:paragraph-rsid="000fe1ba" fo:background-color="#000000" style:font-size-asian="44pt" style:font-weight-asian="bold" style:font-size-complex="44pt" style:font-weight-complex="bold"/>
    </style:style>
    <style:style style:name="P29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fo:color="#ffffff" style:font-name="DejaVu Sans" fo:font-size="44pt" fo:font-weight="bold" officeooo:rsid="000cfc00" officeooo:paragraph-rsid="0010e701" fo:background-color="#000000" style:font-size-asian="44pt" style:font-weight-asian="bold" style:font-size-complex="44pt" style:font-weight-complex="bold"/>
    </style:style>
    <style:style style:name="P30" style:family="paragraph" style:parent-style-name="Standard">
      <loext:graphic-properties draw:fill="none"/>
      <style:paragraph-properties fo:margin-left="-0.101cm" fo:margin-right="0cm" fo:text-align="center" style:justify-single-word="false" fo:text-indent="0cm" style:auto-text-indent="false" fo:background-color="transparent"/>
      <style:text-properties fo:color="#ffffff" style:font-name="DejaVu Sans" fo:font-size="44pt" fo:font-weight="bold" officeooo:rsid="000cfc00" officeooo:paragraph-rsid="0010e701" fo:background-color="#000000" style:font-size-asian="44pt" style:font-weight-asian="bold" style:font-size-complex="44pt" style:font-weight-complex="bold"/>
    </style:style>
    <style:style style:name="P31" style:family="paragraph" style:parent-style-name="Standard">
      <loext:graphic-properties draw:fill="none"/>
      <style:paragraph-properties fo:margin-left="-0.101cm" fo:margin-right="0cm" fo:text-align="center" style:justify-single-word="false" fo:text-indent="0cm" style:auto-text-indent="false" fo:background-color="transparent"/>
      <style:text-properties fo:color="#ffffff" style:font-name="DejaVu Sans" fo:font-size="44pt" fo:font-weight="bold" officeooo:rsid="000cfc00" officeooo:paragraph-rsid="000fe1ba" fo:background-color="#000000" style:font-size-asian="44pt" style:font-weight-asian="bold" style:font-size-complex="44pt" style:font-weight-complex="bold"/>
    </style:style>
    <style:style style:name="P32" style:family="paragraph" style:parent-style-name="Standard">
      <loext:graphic-properties draw:fill="none"/>
      <style:paragraph-properties fo:margin-left="-0.101cm" fo:margin-right="0cm" fo:text-align="center" style:justify-single-word="false" fo:text-indent="0cm" style:auto-text-indent="false" fo:background-color="transparent"/>
      <style:text-properties fo:color="#ffffff" style:font-name="DejaVu Sans" fo:font-size="44pt" fo:font-weight="bold" officeooo:rsid="001864b4" officeooo:paragraph-rsid="001864b4" fo:background-color="#000000" style:font-size-asian="44pt" style:font-weight-asian="bold" style:font-size-complex="44pt" style:font-weight-complex="bold"/>
    </style:style>
    <style:style style:name="P33" style:family="paragraph" style:parent-style-name="Standard">
      <loext:graphic-properties draw:fill="none"/>
      <style:paragraph-properties fo:margin-left="-0.101cm" fo:margin-right="0cm" fo:text-align="center" style:justify-single-word="false" fo:text-indent="0cm" style:auto-text-indent="false" fo:background-color="transparent"/>
      <style:text-properties fo:color="#ffffff" style:font-name="DejaVu Sans" fo:font-size="44pt" fo:font-weight="bold" officeooo:rsid="001eaf9d" officeooo:paragraph-rsid="001eaf9d" fo:background-color="#000000" style:font-size-asian="44pt" style:font-weight-asian="bold" style:font-size-complex="44pt" style:font-weight-complex="bold"/>
    </style:style>
    <style:style style:name="T1" style:family="text">
      <style:text-properties officeooo:rsid="0012e13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2e13c" style:font-style-asian="italic" style:font-style-complex="italic"/>
    </style:style>
    <style:style style:name="T4" style:family="text">
      <style:text-properties fo:font-style="italic" officeooo:rsid="000fe1ba" style:font-style-asian="italic" style:font-style-complex="italic"/>
    </style:style>
    <style:style style:name="T5" style:family="text">
      <style:text-properties fo:font-style="italic" officeooo:rsid="0014a824" style:font-style-asian="italic" style:font-style-complex="italic"/>
    </style:style>
    <style:style style:name="T6" style:family="text">
      <style:text-properties fo:font-style="italic" officeooo:rsid="001ca66a" style:font-style-asian="italic" style:font-style-complex="italic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officeooo:rsid="001864b4"/>
    </style:style>
    <style:style style:name="T9" style:family="text">
      <style:text-properties officeooo:rsid="001c2d82"/>
    </style:style>
    <style:style style:name="T10" style:family="text">
      <style:text-properties officeooo:rsid="001ca66a"/>
    </style:style>
    <style:style style:name="T11" style:family="text">
      <style:text-properties officeooo:rsid="001d47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 Good group</text:p>
      <text:p text:style-name="P5">2. It's practise</text:p>
      <text:p text:style-name="P5">3. Before you feel pressure </text:p>
      <text:p text:style-name="P5">4. Best work </text:p>
      <text:p text:style-name="P5">5. I am the tortoise</text:p>
      <text:p text:style-name="P5">6. Small steps to tall bikes</text:p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P1">1: GOOD GROUP</text:p>
          </table:table-cell>
          <table:covered-table-cell/>
        </table:table-row>
        <table:table-row>
          <table:table-cell table:style-name="Table1.A2" office:value-type="string">
            <text:p text:style-name="P28">1<text:span text:style-name="T11">04</text:span>bpm</text:p>
          </table:table-cell>
          <table:table-cell table:style-name="Table1.B2" office:value-type="string">
            <text:p text:style-name="P31"><text:s/><text:span text:style-name="T8">F</text:span></text:p>
          </table:table-cell>
        </table:table-row>
      </table:table>
      <text:p text:style-name="P6"><text:span text:style-name="T2">Repeat every line </text:span><text:span text:style-name="T4">four times <text:s/>with variations as required. </text:span><text:span text:style-name="T5">Where appropriate redo line 1</text:span></text:p>
      <text:p text:style-name="P13"/>
      <text:p text:style-name="P22">So you want to be a good group </text:p>
      <text:p text:style-name="P22">Well here’s what you must do</text:p>
      <text:p text:style-name="P23">The world is changing quickly</text:p>
      <text:p text:style-name="P23">you should not try to keep up</text:p>
      <text:p text:style-name="P23">lose the master tapes at a party</text:p>
      <text:p text:style-name="P23">break up after one album</text:p>
      <text:p text:style-name="P23">never do a side project</text:p>
      <text:p text:style-name="P23">release a shortrun single on an </text:p>
      <text:p text:style-name="P23"><text:tab/><text:tab/><text:tab/>obscure belgian label</text:p>
      <text:p text:style-name="P23">experiment with two drummers</text:p>
      <text:p text:style-name="P23">sack the drummer-sack thedr ummer</text:p>
      <text:p text:style-name="P23">rehearse in a secluded shack</text:p>
      <text:p text:style-name="P23">record an album in 40 minutes </text:p>
      <table:table table:name="Table2" table:style-name="Table2">
        <table:table-column table:style-name="Table2.A" table:number-columns-repeated="2"/>
        <table:table-row>
          <table:table-cell table:style-name="Table2.A1" table:number-columns-spanned="2" office:value-type="string">
            <text:p text:style-name="P1">2: It’s Practice</text:p>
          </table:table-cell>
          <table:covered-table-cell/>
        </table:table-row>
        <table:table-row>
          <table:table-cell table:style-name="Table2.A2" office:value-type="string">
            <text:p text:style-name="P28">1<text:span text:style-name="T8">53</text:span>bpm</text:p>
          </table:table-cell>
          <table:table-cell table:style-name="Table2.B2" office:value-type="string">
            <text:p text:style-name="P32">D5,D6</text:p>
          </table:table-cell>
        </table:table-row>
      </table:table>
      <text:p text:style-name="P7"/>
      <text:p text:style-name="P12">Shout “It’s practice” and “Practice, it’s practice” througout</text:p>
      <text:p text:style-name="P14"/>
      <text:p text:style-name="P15">How do you draw so well? </text:p>
      <text:p text:style-name="P15">must be a gift from god</text:p>
      <text:p text:style-name="P15">I’ll never understand</text:p>
      <text:p text:style-name="P15">How some people just can</text:p>
      <text:p text:style-name="P15">Innate talent I guess</text:p>
      <text:p text:style-name="P15">maybe your born with it</text:p>
      <text:p text:style-name="P17">A mystery for sure</text:p>
      <text:p text:style-name="P17">How do you paint so well?</text:p>
      <table:table table:name="Table3" table:style-name="Table3">
        <table:table-column table:style-name="Table3.A" table:number-columns-repeated="2"/>
        <table:table-row>
          <table:table-cell table:style-name="Table3.A1" table:number-columns-spanned="2" office:value-type="string">
            <text:p text:style-name="P2">3: Before you feel pressure</text:p>
          </table:table-cell>
          <table:covered-table-cell/>
        </table:table-row>
        <table:table-row>
          <table:table-cell table:style-name="Table3.A2" office:value-type="string">
            <text:p text:style-name="P28">1<text:span text:style-name="T8">47</text:span>bpm</text:p>
          </table:table-cell>
          <table:table-cell table:style-name="Table3.B2" office:value-type="string">
            <text:p text:style-name="P31">Eb,<text:span text:style-name="T8">A</text:span></text:p>
          </table:table-cell>
        </table:table-row>
      </table:table>
      <text:p text:style-name="P8"><text:span text:style-name="T2">Chant (whispered?): “You have not done the things you have to do”</text:span></text:p>
      <text:p text:style-name="P18"/>
      <text:p text:style-name="P19">Before you feel pressure <text:s/></text:p>
      <text:p text:style-name="P19"><text:span text:style-name="T1">see </text:span>things about to drop <text:s/></text:p>
      <text:p text:style-name="P19">it's not that you -you -you -you-you <text:s/></text:p>
      <text:p text:style-name="P19"><text:span text:style-name="T1">you </text:span>don't know where you've got to</text:p>
      <text:p text:style-name="P19"/>
      <text:p text:style-name="P19">Before you feel pressure <text:s/></text:p>
      <text:p text:style-name="P19">simplify your routine <text:s/></text:p>
      <text:p text:style-name="P19">routines get mean for the keen has-beens <text:s/></text:p>
      <text:p text:style-name="P19">if you see what I mean</text:p>
      <text:p text:style-name="P19"/>
      <text:p text:style-name="P19">Come in for a hard landing <text:s/></text:p>
      <text:p text:style-name="P19">find a way out of this</text:p>
      <text:p text:style-name="P19">Before you feel pressure <text:s/></text:p>
      <text:p text:style-name="P19">you have to know how u- u- <text:span text:style-name="T1">u-u- </text:span>use it <text:s/></text:p>
      <text:p text:style-name="P19"/>
      <text:p text:style-name="P19">Before you feel Pressure</text:p>
      <text:p text:style-name="P19">you've got to know how to <text:span text:style-name="T1">let it </text:span>stop</text:p>
      <text:p text:style-name="P19">It is getting hard to not measure </text:p>
      <text:p text:style-name="P19">the distance between what is, what was and what should have been</text:p>
      <table:table table:name="Table4" table:style-name="Table4">
        <table:table-column table:style-name="Table4.A" table:number-columns-repeated="2"/>
        <table:table-row>
          <table:table-cell table:style-name="Table4.A1" table:number-columns-spanned="2" office:value-type="string">
            <text:p text:style-name="P3">4: Best Work</text:p>
          </table:table-cell>
          <table:covered-table-cell/>
        </table:table-row>
        <table:table-row>
          <table:table-cell table:style-name="Table4.A2" office:value-type="string">
            <text:p text:style-name="P30">??bpm</text:p>
          </table:table-cell>
          <table:table-cell table:style-name="Table4.B2" office:value-type="string">
            <text:p text:style-name="P33">F,Eb</text:p>
          </table:table-cell>
        </table:table-row>
      </table:table>
      <text:p text:style-name="P9"><text:span text:style-name="T2">Chant (</text:span><text:span text:style-name="T3">as in a trance</text:span><text:span text:style-name="T2">): “</text:span><text:span text:style-name="T3">I do my best work</text:span><text:span text:style-name="T2">”</text:span></text:p>
      <text:p text:style-name="P16"><text:s/><text:span text:style-name="T7">I do my best work x4</text:span></text:p>
      <text:p text:style-name="P16"><text:span text:style-name="T7"/></text:p>
      <text:p text:style-name="P19"><text:s/>I do my best work (in my leisure)</text:p>
      <text:p text:style-name="P19"><text:s/>I do my best work (without pay )</text:p>
      <text:p text:style-name="P19"><text:s/>I do my best work (for myself but)</text:p>
      <text:p text:style-name="P19"><text:s/>I do my best work (the next day)</text:p>
      <text:p text:style-name="P19">chorus:</text:p>
      <text:p text:style-name="P19"><text:s/>You do your best work (we do our best work)</text:p>
      <text:p text:style-name="P19"><text:s/>You do my best work (we do your best work)</text:p>
      <text:p text:style-name="P19"><text:s/>I sell your best work (we buy our best work)</text:p>
      <text:p text:style-name="P19"><text:s/>You do your best work (we've done our best work)</text:p>
      <text:p text:style-name="P19"/>
      <text:p text:style-name="P19"><text:s/>I do my best work (when I can't record)</text:p>
      <text:p text:style-name="P19"><text:s/>I do my best work (as a prototype)</text:p>
      <text:p text:style-name="P19"><text:s/>I do my best work (without notebooks)</text:p>
      <text:p text:style-name="P19"><text:s/>I do my best work (in my head)</text:p>
      <text:p text:style-name="P19">[chorus]</text:p>
      <text:p text:style-name="P19"><text:s/>I do my best work (when unhappy)</text:p>
      <text:p text:style-name="P19"><text:s/>I do my best work (when alone)</text:p>
      <text:p text:style-name="P19"><text:s/>I do my best work (but it costs me)</text:p>
      <text:p text:style-name="P19"><text:s/>I do my best work (when I don't know )</text:p>
      <text:p text:style-name="P19">[chorus]</text:p>
      <text:p text:style-name="P19"><text:s/>I do my best work (very quickly)</text:p>
      <text:p text:style-name="P19"><text:s/>I do my best work (to keep me sane)</text:p>
      <text:p text:style-name="P19"><text:s/>I do my best work (in the adverts)</text:p>
      <text:p text:style-name="P19"><text:s/>I do my best work (there's no alternative) x 5?</text:p>
      <table:table table:name="Table5" table:style-name="Table5">
        <table:table-column table:style-name="Table5.A" table:number-columns-repeated="2"/>
        <table:table-row>
          <table:table-cell table:style-name="Table5.A1" table:number-columns-spanned="2" office:value-type="string">
            <text:p text:style-name="P3">5: I am the tortoise</text:p>
          </table:table-cell>
          <table:covered-table-cell/>
        </table:table-row>
        <table:table-row>
          <table:table-cell table:style-name="Table5.A2" office:value-type="string">
            <text:p text:style-name="P30">1<text:span text:style-name="T8">3</text:span>8bpm</text:p>
          </table:table-cell>
          <table:table-cell table:style-name="Table5.B2" office:value-type="string">
            <text:p text:style-name="P30">A,G,<text:span text:style-name="T8">F,D</text:span></text:p>
          </table:table-cell>
        </table:table-row>
      </table:table>
      <text:p text:style-name="P10"><text:span text:style-name="T2">Chip in with “I am the tortoise” and repeat other lines as felt</text:span></text:p>
      <text:p text:style-name="P16"/>
      <table:table table:name="Table6" table:style-name="Table6">
        <table:table-column table:style-name="Table6.A" table:number-columns-repeated="2"/>
        <table:table-row>
          <table:table-cell table:style-name="Table6.A1" table:number-columns-spanned="2" office:value-type="string">
            <text:p text:style-name="P3">6: Small steps to tall bikes</text:p>
          </table:table-cell>
          <table:covered-table-cell/>
        </table:table-row>
        <table:table-row>
          <table:table-cell table:style-name="Table6.A2" office:value-type="string">
            <text:p text:style-name="P29"><text:span text:style-name="T8">105</text:span>bpm</text:p>
          </table:table-cell>
          <table:table-cell table:style-name="Table6.B2" office:value-type="string">
            <text:p text:style-name="P30">??</text:p>
          </table:table-cell>
        </table:table-row>
      </table:table>
      <text:p text:style-name="P11"><text:span text:style-name="T2">Actions in</text:span><text:span text:style-name="T6">dicated with </text:span><text:span text:style-name="T2">&lt;&gt;</text:span></text:p>
      <text:p text:style-name="P21"/>
      <text:p text:style-name="P24">Glad you like it <text:s text:c="9"/>thanks</text:p>
      <text:p text:style-name="P26">I’ll never <text:s text:c="3"/>put a price <text:s text:c="5"/>on it</text:p>
      <text:p text:style-name="P24"><text:span text:style-name="T9">it’s </text:span>not for sale <text:span text:style-name="T9">it’s </text:span>not for sale</text:p>
      <text:p text:style-name="P26">It’s not going on the market</text:p>
      <text:p text:style-name="P25"/>
      <text:p text:style-name="P25">This stuff wasn't there <text:span text:style-name="T9">&lt;repeat&gt;</text:span></text:p>
      <text:p text:style-name="P25">we built the skills <text:span text:style-name="T9">&lt;repeat&gt;</text:span></text:p>
      <text:p text:style-name="P25">we make the language <text:span text:style-name="T9">&lt;repeat&gt;</text:span></text:p>
      <text:p text:style-name="P25">the people here <text:s text:c="10"/><text:span text:style-name="T9">are taking:</text:span></text:p>
      <text:p text:style-name="P25"/>
      <text:p text:style-name="P27">Small steps <text:span text:style-name="T10">&lt;</text:span>to/<text:span text:style-name="T10">for&gt;</text:span> tall bikes - Small steps </text:p>
      <text:p text:style-name="P27">better than last time – better than last time</text:p>
      <text:p text:style-name="P25"/>
      <text:p text:style-name="P25">I can show you how to make it</text:p>
      <text:p text:style-name="P25">where i got it you didnt have to pay for it</text:p>
      <text:p text:style-name="P24">we had to start somewhere</text:p>
      <text:p text:style-name="P26">here the welder sputters &lt;sputters&gt;</text:p>
      <text:p text:style-name="P24"/>
      <text:p text:style-name="P24">better than last year</text:p>
      <text:p text:style-name="P24"/>
      <text:p text:style-name="P24">This stuff wasn't there</text:p>
      <text:p text:style-name="P24">we built the skills </text:p>
      <text:p text:style-name="P24">we make the language</text:p>
      <text:p text:style-name="P24">there a people here</text:p>
      <text:p text:style-name="P24">who care</text:p>
      <text:p text:style-name="P24"/>
      <text:p text:style-name="P24">off the shelf - no satisfaction</text:p>
      <text:p text:style-name="P24">online help - no satisfaction</text:p>
      <text:p text:style-name="P24">A &amp; R - no satisfaction</text:p>
      <text:p text:style-name="P24">there's no short cut to satisfaction</text:p>
      <text:p text:style-name="P24">no short cut to satisfaction</text:p>
      <text:p text:style-name="P24"/>
      <text:p text:style-name="P24">it wasn't easy it wasn't cheap</text:p>
      <text:p text:style-name="P24">it took time and persistence</text:p>
      <text:p text:style-name="P24"/>
      <text:p text:style-name="P24">and made</text:p>
      <text:p text:style-name="P24"/>
      <text:p text:style-name="P24"><text:soft-page-break/>tall bikes small steps tall bikes</text:p>
      <text:p text:style-name="P24">better than last year</text:p>
      <text:p text:style-name="P24"/>
      <text:p text:style-name="P24">unsullied by commercial sensibilities</text:p>
      <text:p text:style-name="P24"/>
      <text:p text:style-name="P24">we make the bikes we want to ride</text:p>
      <text:p text:style-name="P24">we ride the bikes to figure out what to make</text:p>
      <text:p text:style-name="P24">the joy of building</text:p>
      <text:p text:style-name="P24">it's not a product</text:p>
      <text:p text:style-name="P24">it's a process</text:p>
      <text:p text:style-name="P24"/>
      <text:p text:style-name="P24"/>
      <text:p text:style-name="P24">This stuff wasn't there</text:p>
      <text:p text:style-name="P24">This stuff wasn't there</text:p>
      <text:p text:style-name="P24">This stuff wasn't there</text:p>
      <text:p text:style-name="P24">before we we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808cm" fo:margin-bottom="1.12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Hickinbotham</meta:initial-creator>
    <meta:creation-date>2020-01-05T23:41:38.832067793</meta:creation-date>
    <dc:date>2020-01-08T19:17:14.916045076</dc:date>
    <dc:creator>Simon Hickinbotham</dc:creator>
    <meta:editing-duration>PT3H6M53S</meta:editing-duration>
    <meta:editing-cycles>8</meta:editing-cycles>
    <meta:generator>LibreOffice/6.0.7.3$Linux_X86_64 LibreOffice_project/00m0$Build-3</meta:generator>
    <meta:document-statistic meta:table-count="6" meta:image-count="0" meta:object-count="0" meta:page-count="8" meta:paragraph-count="131" meta:word-count="727" meta:character-count="3602" meta:non-whitespace-character-count="2925"/>
  </office:meta>
</office:document-meta>
</file>